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4" calcext:value-type="float">
            <text:p>84</text:p>
          </table:table-cell>
          <table:table-cell table:formula="of:=COS(RADIANS([.B2]))*[.A2]" office:value-type="float" office:value="50.1736623684737" calcext:value-type="float">
            <text:p>50,1736623684737</text:p>
          </table:table-cell>
          <table:table-cell table:formula="of:=SIN(RADIANS([.B2]))*[.A2]" office:value-type="float" office:value="477.370509776771" calcext:value-type="float">
            <text:p>477,3705097767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" calcext:value-type="float">
            <text:p>84</text:p>
          </table:table-cell>
          <table:table-cell table:formula="of:=COS(RADIANS([.B3]))*[.A3]" office:value-type="float" office:value="64.8076472259451" calcext:value-type="float">
            <text:p>64,8076472259451</text:p>
          </table:table-cell>
          <table:table-cell table:formula="of:=SIN(RADIANS([.B3]))*[.A3]" office:value-type="float" office:value="616.603575128329" calcext:value-type="float">
            <text:p>616,6035751283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4" calcext:value-type="float">
            <text:p>84</text:p>
          </table:table-cell>
          <table:table-cell table:formula="of:=COS(RADIANS([.B4]))*[.A4]" office:value-type="float" office:value="48.0830931031206" calcext:value-type="float">
            <text:p>48,0830931031206</text:p>
          </table:table-cell>
          <table:table-cell table:formula="of:=SIN(RADIANS([.B4]))*[.A4]" office:value-type="float" office:value="457.480071869406" calcext:value-type="float">
            <text:p>457,4800718694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4" calcext:value-type="float">
            <text:p>84</text:p>
          </table:table-cell>
          <table:table-cell table:formula="of:=COS(RADIANS([.B5]))*[.A5]" office:value-type="float" office:value="66.8982164912982" calcext:value-type="float">
            <text:p>66,8982164912982</text:p>
          </table:table-cell>
          <table:table-cell table:formula="of:=SIN(RADIANS([.B5]))*[.A5]" office:value-type="float" office:value="636.494013035695" calcext:value-type="float">
            <text:p>636,494013035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9:28:16.8050443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2T21:10:16.622809307</meta:creation-date>
    <dc:date>2019-10-24T19:58:21.338785213</dc:date>
    <meta:editing-duration>PT20H1M11S</meta:editing-duration>
    <meta:editing-cycles>2</meta:editing-cycles>
    <meta:generator>LibreOffice/6.3.2.2$Linux_X86_64 LibreOffice_project/30$Build-2</meta:generator>
    <meta:document-statistic meta:table-count="1" meta:cell-count="20" meta:object-count="0"/>
  </office:meta>
</office:document-meta>
</file>